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emiers pas avec un logiciel de traitement de texte</text:p>
      <text:p text:style-name="Subtitle">Structure, contenu, qualification et présentation</text:p>
      <text:h text:style-name="Heading_20_1" text:outline-level="1">Commencer avec de bonnes pratiques</text:h>
      <text:p text:style-name="P1">Les logiciels de traitement de texte ont été conçus pour... manipuler du texte 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42:57.518000000</meta:creation-date>
    <dc:date>2017-11-03T17:43:34.316000000</dc:date>
    <meta:editing-duration>PT41S</meta:editing-duration>
    <meta:editing-cycles>1</meta:editing-cycles>
    <meta:document-statistic meta:table-count="0" meta:image-count="0" meta:object-count="0" meta:page-count="1" meta:paragraph-count="4" meta:word-count="33" meta:character-count="215" meta:non-whitespace-character-count="186"/>
    <meta:generator>LibreOffice/5.4.2.2$Windows_X86_64 LibreOffice_project/22b09f6418e8c2d508a9eaf86b2399209b0990f4</meta:generator>
  </office:meta>
</office:document-meta>
</file>